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0.5pt solid #000000" style:writing-mode="lr-tb"/>
    </style:style>
    <style:style style:name="Table1.A2" style:family="table-cell">
      <style:table-cell-properties style:vertical-align="top" fo:padding="0.0382in" fo:border-left="0.5pt solid #000000" fo:border-right="none" fo:border-top="none" fo:border-bottom="0.5pt solid #000000" style:writing-mode="lr-tb"/>
    </style:style>
    <style:style style:name="Table1.B2" style:family="table-cell">
      <style:table-cell-properties style:vertical-align="top" fo:padding="0.0382in" fo:border-left="0.5pt solid #000000" fo:border-right="0.5pt solid #000000" fo:border-top="none" fo:border-bottom="0.5pt solid #000000" style:writing-mode="lr-tb"/>
    </style:style>
    <style:style style:name="Table2" style:family="table">
      <style:table-properties style:width="6.9271in" table:align="margins" style:writing-mode="lr-tb"/>
    </style:style>
    <style:style style:name="Table2.A" style:family="table-column">
      <style:table-column-properties style:column-width="1.7299in" style:rel-column-width="16365*"/>
    </style:style>
    <style:style style:name="Table2.B" style:family="table-column">
      <style:table-column-properties style:column-width="1.7319in" style:rel-column-width="16385*"/>
    </style:style>
    <style:style style:name="Table2.D" style:family="table-column">
      <style:table-column-properties style:column-width="1.7333in" style:rel-column-width="16400*"/>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Affiliation_20_and_20_Address">
      <style:text-properties officeooo:rsid="00127fb0" officeooo:paragraph-rsid="003198ba"/>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text-properties officeooo:rsid="0013bf46"/>
    </style:style>
    <style:style style:name="P13" style:family="paragraph" style:parent-style-name="Text">
      <style:text-properties officeooo:paragraph-rsid="0033ca83"/>
    </style:style>
    <style:style style:name="P14" style:family="paragraph" style:parent-style-name="Text">
      <style:text-properties officeooo:rsid="003e2eb7" officeooo:paragraph-rsid="003e2eb7"/>
    </style:style>
    <style:style style:name="P15" style:family="paragraph" style:parent-style-name="Text">
      <style:text-properties officeooo:rsid="003f2cae" officeooo:paragraph-rsid="003f2cae"/>
    </style:style>
    <style:style style:name="P16" style:family="paragraph" style:parent-style-name="Text">
      <style:paragraph-properties fo:line-height="100%" fo:text-align="justify" style:justify-single-word="false"/>
      <style:text-properties officeooo:rsid="00415aeb" officeooo:paragraph-rsid="00415aeb"/>
    </style:style>
    <style:style style:name="P17"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Footnote">
      <style:text-properties officeooo:rsid="00372048" officeooo:paragraph-rsid="00372048"/>
    </style:style>
    <style:style style:name="P19" style:family="paragraph" style:parent-style-name="Footnote">
      <style:text-properties officeooo:rsid="00388bea" officeooo:paragraph-rsid="00388bea"/>
    </style:style>
    <style:style style:name="P20" style:family="paragraph" style:parent-style-name="Abstract_20_Text">
      <style:paragraph-properties>
        <style:tab-stops>
          <style:tab-stop style:position="0.3646in"/>
        </style:tab-stops>
      </style:paragraph-properties>
      <style:text-properties style:language-asian="ja" style:country-asian="JP"/>
    </style:style>
    <style:style style:name="P2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justify" style:justify-single-word="false"/>
      <style:text-properties fo:font-size="9pt" style:font-size-asian="9pt" style:font-size-complex="9pt"/>
    </style:style>
    <style:style style:name="P25" style:family="paragraph" style:parent-style-name="Heading_3a__20_Section">
      <style:text-properties fo:font-size="11pt" style:font-size-asian="11pt" style:font-size-complex="11pt"/>
    </style:style>
    <style:style style:name="P26" style:family="paragraph" style:parent-style-name="Abstract_20_Title" style:master-page-name="First_20_Page">
      <style:paragraph-properties style:page-number="auto"/>
    </style:style>
    <style:style style:name="P27" style:family="paragraph" style:parent-style-name="Reference_20_text">
      <style:paragraph-properties fo:margin-left="0in" fo:margin-right="0in" fo:margin-top="0in" fo:margin-bottom="0in" style:contextual-spacing="false" fo:line-height="0.15in" fo:text-align="justify" style:justify-single-word="false" fo:orphans="2" fo:widows="2" fo:hyphenation-ladder-count="no-limit" fo:text-indent="0in" style:auto-text-indent="false" style:text-autospace="none" style:punctuation-wrap="hanging" style:line-break="strict" style:writing-mode="lr-tb">
        <style:tab-stops/>
      </style:paragraph-properties>
      <style:text-properties officeooo:rsid="00468a51" officeooo:paragraph-rsid="00468a51" fo:hyphenate="true" fo:hyphenation-remain-char-count="2" fo:hyphenation-push-char-count="2"/>
    </style:style>
    <style:style style:name="P28" style:family="paragraph" style:parent-style-name="Reference_20_text" style:master-page-name="">
      <style:paragraph-properties fo:margin-left="0in" fo:margin-right="0in" fo:margin-top="0in" fo:margin-bottom="0in" style:contextual-spacing="false" fo:line-height="0.15in" fo:text-align="justify" style:justify-single-word="false" fo:orphans="2" fo:widows="2" fo:hyphenation-ladder-count="no-limit" fo:text-indent="0in" style:auto-text-indent="false" style:page-number="auto" style:text-autospace="none" style:punctuation-wrap="hanging" style:line-break="strict" style:writing-mode="lr-tb">
        <style:tab-stops/>
      </style:paragraph-properties>
      <style:text-properties officeooo:rsid="00468a51" officeooo:paragraph-rsid="00468a51" fo:hyphenate="true" fo:hyphenation-remain-char-count="2" fo:hyphenation-push-char-count="2"/>
    </style:style>
    <style:style style:name="T1" style:family="text">
      <style:text-properties officeooo:rsid="00127fb0"/>
    </style:style>
    <style:style style:name="T2" style:family="text">
      <style:text-properties officeooo:rsid="003198ba"/>
    </style:style>
    <style:style style:name="T3" style:family="text">
      <style:text-properties officeooo:rsid="004484ba"/>
    </style:style>
    <style:style style:name="T4" style:family="text">
      <style:text-properties officeooo:rsid="0013bf46"/>
    </style:style>
    <style:style style:name="T5" style:family="text">
      <style:text-properties fo:font-weight="normal" style:font-weight-asian="normal" style:font-weight-complex="normal"/>
    </style:style>
    <style:style style:name="T6" style:family="text">
      <style:text-properties style:font-name="Courier New" fo:font-size="6.5pt" style:font-size-asian="6.5pt" style:font-name-complex="Courier New" style:font-size-complex="6.5pt"/>
    </style:style>
    <style:style style:name="T7" style:family="text">
      <style:text-properties style:font-name="Courier New" fo:font-size="6.5pt" style:font-name-asian="Courier New" style:font-size-asian="6.5pt" style:font-name-complex="Courier New" style:font-size-complex="6.5pt"/>
    </style:style>
    <style:style style:name="T8" style:family="text">
      <style:text-properties style:font-name="Courier New" fo:font-size="6.5pt" fo:font-weight="bold" style:font-size-asian="6.5pt" style:font-weight-asian="bold" style:font-name-complex="Courier New" style:font-size-complex="6.5pt"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0f3c5" style:font-weight-asian="normal" style:font-weight-complex="normal"/>
    </style:style>
    <style:style style:name="T11" style:family="text">
      <style:text-properties officeooo:rsid="0014587b"/>
    </style:style>
    <style:style style:name="T12" style:family="text">
      <style:text-properties officeooo:rsid="0016745f"/>
    </style:style>
    <style:style style:name="T13" style:family="text">
      <style:text-properties officeooo:rsid="001ddc39"/>
    </style:style>
    <style:style style:name="T14" style:family="text">
      <style:text-properties officeooo:rsid="00201e59"/>
    </style:style>
    <style:style style:name="T15" style:family="text">
      <style:text-properties officeooo:rsid="00249bc2"/>
    </style:style>
    <style:style style:name="T16" style:family="text">
      <style:text-properties officeooo:rsid="002ba14f"/>
    </style:style>
    <style:style style:name="T17" style:family="text">
      <style:text-properties officeooo:rsid="002e4b2f"/>
    </style:style>
    <style:style style:name="T18" style:family="text">
      <style:text-properties officeooo:rsid="002ff290"/>
    </style:style>
    <style:style style:name="T19" style:family="text">
      <style:text-properties officeooo:rsid="0031fad0"/>
    </style:style>
    <style:style style:name="T20" style:family="text">
      <style:text-properties officeooo:rsid="0033ca83"/>
    </style:style>
    <style:style style:name="T21" style:family="text">
      <style:text-properties officeooo:rsid="00351971"/>
    </style:style>
    <style:style style:name="T22" style:family="text">
      <style:text-properties officeooo:rsid="003ccc03"/>
    </style:style>
    <style:style style:name="T23" style:family="text">
      <style:text-properties officeooo:rsid="003e2eb7"/>
    </style:style>
    <style:style style:name="T24" style:family="text">
      <style:text-properties officeooo:rsid="003eaecb"/>
    </style:style>
    <style:style style:name="T25" style:family="text">
      <style:text-properties officeooo:rsid="0040e183"/>
    </style:style>
    <style:style style:name="T26" style:family="text">
      <style:text-properties officeooo:rsid="0042c78b"/>
    </style:style>
    <style:style style:name="T27" style:family="text">
      <style:text-properties officeooo:rsid="00471fcc"/>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bstract</text:p>
      <text:p text:style-name="P20">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9">of </text:span>a text. We have endeavored to use machine learning techniques to classify text into one of a wide number of languages.</text:p>
      <text:p text:style-name="Heading_3a__20_Section">1<text:tab/>Introduction</text:p>
      <text:p text:style-name="P25">1.1<text:tab/>The Language Detection Problem</text:p>
      <text:p text:style-name="P16"><text:span text:style-name="T26">The first step to understanding a piece of text is to know what language it is written in. To this end, we decided to use machine learning techniques to attempt to differentiate between 27 languages: </text:span>Afrikaans, Arabic, Bosnian, Czech, Danish, Dutch, English, Esperanto, Finnish, French, Gaelic, German, Greek, Italian, Kurdish, Norwegian, Polish, Portuguese, Russian, Serbian, Spanish, Swahili, Swedish, Tagalog, Ukrainian, Vietnamese, and Welsh.</text:p>
      <text:p text:style-name="Heading_3a__20_Subsection">1.<text:span text:style-name="T23">2</text:span><text:tab/>Feature Extraction</text:p>
      <text:p text:style-name="P15">Our final data set contained 23 features. There were four features for the percentage of the text in various scripts (Latin, Cyrillic, Greek, and Arabic), 14 features for the relative percentages of diacritical marks (acute, breve, grave, tilde, circumflex, macron, ring above, dot below, horn, hook above, cedilla, caron, diaeresis, and ogonek), <text:span text:style-name="T25">average number of diacritics per word, average vowel and consonant cluster sizes, average word length, and average sentence length.</text:span></text:p>
      <text:p text:style-name="Heading_3a__20_Subsection">1.<text:span text:style-name="T23">3</text:span><text:tab/>Learning and Results</text:p>
      <text:p text:style-name="P14">We experimented with several different learning models, including multi-layer perceptron, k-nearest neighbors, and several different types of decision trees. In the end we got the best results with <text:span text:style-name="T24">a random forest of 101 trees with 4 attributes each, for a classification accuracy of 64.11%, compared with 3.70% for a random classifier.</text:span></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9">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4">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text:span text:style-name="T22">different</text:span>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text:soft-page-break/>2.2<text:tab/>Data Format &amp; Feature Extraction</text:p>
      <text:p text:style-name="P12">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11">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text:span><text:span text:style-name="T11"><text:note text:id="ftn1" text:note-class="footnote"><text:note-citation>1</text:note-citation><text:note-body><text:p text:style-name="P18">https://pypi.python.org/pypi/alphabet-detector</text:p></text:note-body></text:note></text:span><text:span text:style-name="T11">. Using this capability, we first detected all of the alphabets that a given sample used, then used that information to calculate the percentage of the sample that was written in each alphabet.</text:span></text:p>
      <text:p text:style-name="Text"><text:tab/><text:span text:style-name="T12">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performs a unicode normal form compatibility decomposition (NFKD), converting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3">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4">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5">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text:span><text:soft-page-break/><text:span text:style-name="T15">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2" text:note-class="footnote"><text:note-citation>2</text:note-citation><text:note-body><text:p text:style-name="P19">http://www.cs.waikato.ac.nz/ml/weka/</text:p></text:note-body></text:note>.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9">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3"><text:tab/>This inspired us to explore how valuable our attributes actually are. We calculated the information gain ratio for each of the attributes with the results presented in the <text:span text:style-name="T20">following </text:span>table:</text:p>
      <text:p text:style-name="P13"/>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2">Attribute Name</text:p>
          </table:table-cell>
          <table:table-cell table:style-name="Table1.B1" office:value-type="string">
            <text:p text:style-name="P22">Gain Ratio</text:p>
          </table:table-cell>
        </table:table-row>
        <table:table-row table:style-name="Table1.1">
          <table:table-cell table:style-name="Table1.A2" office:value-type="string">
            <text:p text:style-name="P24">percent_arabic</text:p>
          </table:table-cell>
          <table:table-cell table:style-name="Table1.B2" office:value-type="string">
            <text:p text:style-name="P24">0.8949</text:p>
          </table:table-cell>
        </table:table-row>
        <table:table-row table:style-name="Table1.1">
          <table:table-cell table:style-name="Table1.A2" office:value-type="string">
            <text:p text:style-name="P24">percent_greek</text:p>
          </table:table-cell>
          <table:table-cell table:style-name="Table1.B2" office:value-type="string">
            <text:p text:style-name="P24">0.8817</text:p>
          </table:table-cell>
        </table:table-row>
        <table:table-row table:style-name="Table1.1">
          <table:table-cell table:style-name="Table1.A2" office:value-type="string">
            <text:p text:style-name="P24">percent_diacritics_dot_below</text:p>
          </table:table-cell>
          <table:table-cell table:style-name="Table1.B2" office:value-type="string">
            <text:p text:style-name="P24">0.7735</text:p>
          </table:table-cell>
        </table:table-row>
        <table:table-row table:style-name="Table1.1">
          <table:table-cell table:style-name="Table1.A2" office:value-type="string">
            <text:p text:style-name="P24">percent_cyrillic</text:p>
          </table:table-cell>
          <table:table-cell table:style-name="Table1.B2" office:value-type="string">
            <text:p text:style-name="P24">0.7585</text:p>
          </table:table-cell>
        </table:table-row>
        <table:table-row table:style-name="Table1.1">
          <table:table-cell table:style-name="Table1.A2" office:value-type="string">
            <text:p text:style-name="P24">percent_latin</text:p>
          </table:table-cell>
          <table:table-cell table:style-name="Table1.B2" office:value-type="string">
            <text:p text:style-name="P24">0.7538</text:p>
          </table:table-cell>
        </table:table-row>
        <table:table-row table:style-name="Table1.1">
          <table:table-cell table:style-name="Table1.A2" office:value-type="string">
            <text:p text:style-name="P24">percent_diacritics_horn</text:p>
          </table:table-cell>
          <table:table-cell table:style-name="Table1.B2" office:value-type="string">
            <text:p text:style-name="P24">0.7314</text:p>
          </table:table-cell>
        </table:table-row>
        <table:table-row table:style-name="Table1.1">
          <table:table-cell table:style-name="Table1.A2" office:value-type="string">
            <text:p text:style-name="P24">percent_diacritics_hook_above</text:p>
          </table:table-cell>
          <table:table-cell table:style-name="Table1.B2" office:value-type="string">
            <text:p text:style-name="P24">0.7074</text:p>
          </table:table-cell>
        </table:table-row>
        <table:table-row table:style-name="Table1.1">
          <table:table-cell table:style-name="Table1.A2" office:value-type="string">
            <text:p text:style-name="P24">percent_diacritics_ogonek</text:p>
          </table:table-cell>
          <table:table-cell table:style-name="Table1.B2" office:value-type="string">
            <text:p text:style-name="P24">0.6480</text:p>
          </table:table-cell>
        </table:table-row>
        <table:table-row table:style-name="Table1.1">
          <table:table-cell table:style-name="Table1.A2" office:value-type="string">
            <text:p text:style-name="P24">percent_diacritics_ring_above</text:p>
          </table:table-cell>
          <table:table-cell table:style-name="Table1.B2" office:value-type="string">
            <text:p text:style-name="P24">0.5796</text:p>
          </table:table-cell>
        </table:table-row>
        <table:table-row table:style-name="Table1.1">
          <table:table-cell table:style-name="Table1.A2" office:value-type="string">
            <text:p text:style-name="P24">percent_diacritics_breve</text:p>
          </table:table-cell>
          <table:table-cell table:style-name="Table1.B2" office:value-type="string">
            <text:p text:style-name="P24">0.5574</text:p>
          </table:table-cell>
        </table:table-row>
        <table:table-row table:style-name="Table1.1">
          <table:table-cell table:style-name="Table1.A2" office:value-type="string">
            <text:p text:style-name="P24">percent_diacritics_cedilla</text:p>
          </table:table-cell>
          <table:table-cell table:style-name="Table1.B2" office:value-type="string">
            <text:p text:style-name="P24">0.5487</text:p>
          </table:table-cell>
        </table:table-row>
        <table:table-row table:style-name="Table1.1">
          <table:table-cell table:style-name="Table1.A2" office:value-type="string">
            <text:p text:style-name="P24">percent_diacritics_caron</text:p>
          </table:table-cell>
          <table:table-cell table:style-name="Table1.B2" office:value-type="string">
            <text:p text:style-name="P24">0.5402</text:p>
          </table:table-cell>
        </table:table-row>
        <table:table-row table:style-name="Table1.1">
          <table:table-cell table:style-name="Table1.A2" office:value-type="string">
            <text:p text:style-name="P24">percent_diacritics_circumflex</text:p>
          </table:table-cell>
          <table:table-cell table:style-name="Table1.B2" office:value-type="string">
            <text:p text:style-name="P24">0.5298</text:p>
          </table:table-cell>
        </table:table-row>
        <table:table-row table:style-name="Table1.1">
          <table:table-cell table:style-name="Table1.A2" office:value-type="string">
            <text:p text:style-name="P24">percent_diacritics_grave</text:p>
          </table:table-cell>
          <table:table-cell table:style-name="Table1.B2" office:value-type="string">
            <text:p text:style-name="P24">0.4805</text:p>
          </table:table-cell>
        </table:table-row>
        <table:table-row table:style-name="Table1.1">
          <table:table-cell table:style-name="Table1.A2" office:value-type="string">
            <text:p text:style-name="P24">percent_diacritics_acute</text:p>
          </table:table-cell>
          <table:table-cell table:style-name="Table1.B2" office:value-type="string">
            <text:p text:style-name="P24">0.4437</text:p>
          </table:table-cell>
        </table:table-row>
        <table:table-row table:style-name="Table1.1">
          <table:table-cell table:style-name="Table1.A2" office:value-type="string">
            <text:p text:style-name="P24">percent_diacritics_diaeresis</text:p>
          </table:table-cell>
          <table:table-cell table:style-name="Table1.B2" office:value-type="string">
            <text:p text:style-name="P24">0.4420</text:p>
          </table:table-cell>
        </table:table-row>
        <table:table-row table:style-name="Table1.1">
          <table:table-cell table:style-name="Table1.A2" office:value-type="string">
            <text:p text:style-name="P24">percent_diacritics_tilde</text:p>
          </table:table-cell>
          <table:table-cell table:style-name="Table1.B2" office:value-type="string">
            <text:p text:style-name="P24">0.4336</text:p>
          </table:table-cell>
        </table:table-row>
        <table:table-row table:style-name="Table1.1">
          <table:table-cell table:style-name="Table1.A2" office:value-type="string">
            <text:p text:style-name="P24">consonant_cluster_size</text:p>
          </table:table-cell>
          <table:table-cell table:style-name="Table1.B2" office:value-type="string">
            <text:p text:style-name="P24">0.2833</text:p>
          </table:table-cell>
        </table:table-row>
        <table:table-row table:style-name="Table1.1">
          <table:table-cell table:style-name="Table1.A2" office:value-type="string">
            <text:p text:style-name="P24">avg_diacritics_per_word</text:p>
          </table:table-cell>
          <table:table-cell table:style-name="Table1.B2" office:value-type="string">
            <text:p text:style-name="P24">0.2591</text:p>
          </table:table-cell>
        </table:table-row>
        <table:table-row table:style-name="Table1.1">
          <table:table-cell table:style-name="Table1.A2" office:value-type="string">
            <text:p text:style-name="P24">vowel_cluster_size</text:p>
          </table:table-cell>
          <table:table-cell table:style-name="Table1.B2" office:value-type="string">
            <text:p text:style-name="P24">0.2096</text:p>
          </table:table-cell>
        </table:table-row>
        <table:table-row table:style-name="Table1.1">
          <table:table-cell table:style-name="Table1.A2" office:value-type="string">
            <text:p text:style-name="P24">avg_chars_per_word</text:p>
          </table:table-cell>
          <table:table-cell table:style-name="Table1.B2" office:value-type="string">
            <text:p text:style-name="P24">0.1080</text:p>
          </table:table-cell>
        </table:table-row>
        <table:table-row table:style-name="Table1.1">
          <table:table-cell table:style-name="Table1.A2" office:value-type="string">
            <text:p text:style-name="P24">avg_words_per_sentence</text:p>
          </table:table-cell>
          <table:table-cell table:style-name="Table1.B2" office:value-type="string">
            <text:p text:style-name="P24">0.0748</text:p>
          </table:table-cell>
        </table:table-row>
        <table:table-row table:style-name="Table1.1">
          <table:table-cell table:style-name="Table1.A2" office:value-type="string">
            <text:p text:style-name="P24">percent_diacritics_macron</text:p>
          </table:table-cell>
          <table:table-cell table:style-name="Table1.B2" office:value-type="string">
            <text:p text:style-name="P24">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9">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7"><draw:frame draw:style-name="fr1" draw:name="Frame4" text:anchor-type="char" svg:x="0.0598in" svg:y="0.0402in" svg:width="6.9272in" svg:height="6.8264in" draw:z-index="0"><draw:text-box><text:p text:style-name="P3"><text:span text:style-name="T7"><text:s text:c="2"/></text:span><text:span text:style-name="T8">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7"><text:s/></text:span><text:span text:style-name="T6">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8">a = GREEK</text:span></text:p><text:p text:style-name="P3"><text:span text:style-name="T7"><text:s text:c="3"/></text:span><text:span text:style-name="T6">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8">b = DUTCH</text:span></text:p><text:p text:style-name="P3"><text:span text:style-name="T7"><text:s text:c="3"/></text:span><text:span text:style-name="T6">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8">c = BOSNIAN</text:span></text:p><text:p text:style-name="P3"><text:span text:style-name="T7"><text:s text:c="3"/></text:span><text:span text:style-name="T6">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8">d = UKRAINIAN</text:span></text:p><text:p text:style-name="P3"><text:span text:style-name="T7"><text:s text:c="3"/></text:span><text:span text:style-name="T6">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8">e = VIETNAMESE</text:span></text:p><text:p text:style-name="P3"><text:span text:style-name="T7"><text:s text:c="3"/></text:span><text:span text:style-name="T6">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8">f = NORWEGIAN</text:span></text:p><text:p text:style-name="P3"><text:span text:style-name="T7"><text:s text:c="3"/></text:span><text:span text:style-name="T6">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8">g = CZECH</text:span></text:p><text:p text:style-name="P3"><text:span text:style-name="T7"><text:s text:c="3"/></text:span><text:span text:style-name="T6">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8">h = AFRIKAANS</text:span></text:p><text:p text:style-name="P3"><text:span text:style-name="T7"><text:s text:c="3"/></text:span><text:span text:style-name="T6">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8">i = RUSSIAN</text:span></text:p><text:p text:style-name="P3"><text:span text:style-name="T7"><text:s text:c="3"/></text:span><text:span text:style-name="T6">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8">j = WELSH</text:span></text:p><text:p text:style-name="P3"><text:span text:style-name="T7"><text:s text:c="3"/></text:span><text:span text:style-name="T6">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8">k = GAELIC</text:span></text:p><text:p text:style-name="P3"><text:span text:style-name="T7"><text:s text:c="3"/></text:span><text:span text:style-name="T6">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8">l = ESPERANTO</text:span></text:p><text:p text:style-name="P3"><text:span text:style-name="T7"><text:s text:c="3"/></text:span><text:span text:style-name="T6">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8">m = ARABIC</text:span></text:p><text:p text:style-name="P3"><text:span text:style-name="T7"><text:s text:c="3"/></text:span><text:span text:style-name="T6">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8">n = FRENCH</text:span></text:p><text:p text:style-name="P3"><text:span text:style-name="T7"><text:s text:c="3"/></text:span><text:span text:style-name="T6">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8">o = SWAHILI</text:span></text:p><text:p text:style-name="P3"><text:span text:style-name="T7"><text:s text:c="3"/></text:span><text:span text:style-name="T6">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8">p = TAGALOG</text:span></text:p><text:p text:style-name="P3"><text:span text:style-name="T7"><text:s text:c="3"/></text:span><text:span text:style-name="T6">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8">q = PORTUGUESE</text:span></text:p><text:p text:style-name="P3"><text:span text:style-name="T7"><text:s text:c="3"/></text:span><text:span text:style-name="T6">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8">r = FINNISH</text:span></text:p><text:p text:style-name="P3"><text:span text:style-name="T7"><text:s text:c="3"/></text:span><text:span text:style-name="T6">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8">s = ITALIAN</text:span></text:p><text:p text:style-name="P3"><text:span text:style-name="T7"><text:s text:c="3"/></text:span><text:span text:style-name="T6">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8">t = SPANISH</text:span></text:p><text:p text:style-name="P3"><text:span text:style-name="T7"><text:s text:c="3"/></text:span><text:span text:style-name="T6">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8"><text:s/>u = POLISH</text:span></text:p><text:p text:style-name="P3"><text:span text:style-name="T7"><text:s text:c="3"/></text:span><text:span text:style-name="T6">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8">v = DANISH</text:span></text:p><text:p text:style-name="P3"><text:span text:style-name="T7"><text:s text:c="3"/></text:span><text:span text:style-name="T6">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8">w = GERMAN</text:span></text:p><text:p text:style-name="P3"><text:span text:style-name="T7"><text:s text:c="3"/></text:span><text:span text:style-name="T6">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8">x = KURDISH</text:span></text:p><text:p text:style-name="P3"><text:span text:style-name="T7"><text:s text:c="3"/></text:span><text:span text:style-name="T6">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8">y = SERBIAN</text:span></text:p><text:p text:style-name="P3"><text:span text:style-name="T7"><text:s text:c="3"/></text:span><text:span text:style-name="T6">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8">z = SWEDISH</text:span></text:p><text:p text:style-name="P3"><text:span text:style-name="T7"><text:s text:c="3"/></text:span><text:span text:style-name="T6">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8">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21">Language</text:p></table:table-cell><table:table-cell table:style-name="Table2.A1" office:value-type="string"><text:p text:style-name="P21">Classification Accuracy</text:p></table:table-cell><table:table-cell table:style-name="Table2.A1" office:value-type="string"><text:p text:style-name="P21">Language</text:p></table:table-cell><table:table-cell table:style-name="Table2.D1" office:value-type="string"><text:p text:style-name="P21">Classification Accuracy</text:p></table:table-cell></table:table-row><table:table-row table:style-name="Table2.1"><table:table-cell table:style-name="Table2.A2" office:value-type="string"><text:p text:style-name="P23">Afrikaans</text:p></table:table-cell><table:table-cell table:style-name="Table2.A2" office:value-type="string"><text:p text:style-name="P23">0.476</text:p></table:table-cell><table:table-cell table:style-name="Table2.A2" office:value-type="string"><text:p text:style-name="P23">Kurdish</text:p></table:table-cell><table:table-cell table:style-name="Table2.D2" office:value-type="string"><text:p text:style-name="P23">0.784</text:p></table:table-cell></table:table-row><table:table-row table:style-name="Table2.1"><table:table-cell table:style-name="Table2.A2" office:value-type="string"><text:p text:style-name="P23">Arabic</text:p></table:table-cell><table:table-cell table:style-name="Table2.A2" office:value-type="string"><text:p text:style-name="P23">0.916</text:p></table:table-cell><table:table-cell table:style-name="Table2.A2" office:value-type="string"><text:p text:style-name="P23">Norwegian</text:p></table:table-cell><table:table-cell table:style-name="Table2.D2" office:value-type="string"><text:p text:style-name="P23">0.538</text:p></table:table-cell></table:table-row><table:table-row table:style-name="Table2.1"><table:table-cell table:style-name="Table2.A2" office:value-type="string"><text:p text:style-name="P23">Bosnian</text:p></table:table-cell><table:table-cell table:style-name="Table2.A2" office:value-type="string"><text:p text:style-name="P23">0.799</text:p></table:table-cell><table:table-cell table:style-name="Table2.A2" office:value-type="string"><text:p text:style-name="P23">Polish</text:p></table:table-cell><table:table-cell table:style-name="Table2.D2" office:value-type="string"><text:p text:style-name="P23">0.633</text:p></table:table-cell></table:table-row><table:table-row table:style-name="Table2.1"><table:table-cell table:style-name="Table2.A2" office:value-type="string"><text:p text:style-name="P23">Czech</text:p></table:table-cell><table:table-cell table:style-name="Table2.A2" office:value-type="string"><text:p text:style-name="P23">0.749</text:p></table:table-cell><table:table-cell table:style-name="Table2.A2" office:value-type="string"><text:p text:style-name="P23">Portuguese</text:p></table:table-cell><table:table-cell table:style-name="Table2.D2" office:value-type="string"><text:p text:style-name="P23">0.725</text:p></table:table-cell></table:table-row><table:table-row table:style-name="Table2.1"><table:table-cell table:style-name="Table2.A2" office:value-type="string"><text:p text:style-name="P23">Danish</text:p></table:table-cell><table:table-cell table:style-name="Table2.A2" office:value-type="string"><text:p text:style-name="P23">0.234</text:p></table:table-cell><table:table-cell table:style-name="Table2.A2" office:value-type="string"><text:p text:style-name="P23">Russian</text:p></table:table-cell><table:table-cell table:style-name="Table2.D2" office:value-type="string"><text:p text:style-name="P23">0.778</text:p></table:table-cell></table:table-row><table:table-row table:style-name="Table2.1"><table:table-cell table:style-name="Table2.A2" office:value-type="string"><text:p text:style-name="P23">Dutch</text:p></table:table-cell><table:table-cell table:style-name="Table2.A2" office:value-type="string"><text:p text:style-name="P23">0.157</text:p></table:table-cell><table:table-cell table:style-name="Table2.A2" office:value-type="string"><text:p text:style-name="P23">Serbian</text:p></table:table-cell><table:table-cell table:style-name="Table2.D2" office:value-type="string"><text:p text:style-name="P23">0.500</text:p></table:table-cell></table:table-row><table:table-row table:style-name="Table2.1"><table:table-cell table:style-name="Table2.A2" office:value-type="string"><text:p text:style-name="P23">English</text:p></table:table-cell><table:table-cell table:style-name="Table2.A2" office:value-type="string"><text:p text:style-name="P23">0.534</text:p></table:table-cell><table:table-cell table:style-name="Table2.A2" office:value-type="string"><text:p text:style-name="P23">Spanish</text:p></table:table-cell><table:table-cell table:style-name="Table2.D2" office:value-type="string"><text:p text:style-name="P23">0.496</text:p></table:table-cell></table:table-row><table:table-row table:style-name="Table2.1"><table:table-cell table:style-name="Table2.A2" office:value-type="string"><text:p text:style-name="P23">Esperanto</text:p></table:table-cell><table:table-cell table:style-name="Table2.A2" office:value-type="string"><text:p text:style-name="P23">0.688</text:p></table:table-cell><table:table-cell table:style-name="Table2.A2" office:value-type="string"><text:p text:style-name="P23">Swahili</text:p></table:table-cell><table:table-cell table:style-name="Table2.D2" office:value-type="string"><text:p text:style-name="P23">0.337</text:p></table:table-cell></table:table-row><table:table-row table:style-name="Table2.1"><table:table-cell table:style-name="Table2.A2" office:value-type="string"><text:p text:style-name="P23">Finnish</text:p></table:table-cell><table:table-cell table:style-name="Table2.A2" office:value-type="string"><text:p text:style-name="P23">0.721</text:p></table:table-cell><table:table-cell table:style-name="Table2.A2" office:value-type="string"><text:p text:style-name="P23">Swedish</text:p></table:table-cell><table:table-cell table:style-name="Table2.D2" office:value-type="string"><text:p text:style-name="P23">0.723</text:p></table:table-cell></table:table-row><table:table-row table:style-name="Table2.1"><table:table-cell table:style-name="Table2.A2" office:value-type="string"><text:p text:style-name="P23">French</text:p></table:table-cell><table:table-cell table:style-name="Table2.A2" office:value-type="string"><text:p text:style-name="P23">0.671</text:p></table:table-cell><table:table-cell table:style-name="Table2.A2" office:value-type="string"><text:p text:style-name="P23">Tagalog</text:p></table:table-cell><table:table-cell table:style-name="Table2.D2" office:value-type="string"><text:p text:style-name="P23">0.143</text:p></table:table-cell></table:table-row><table:table-row table:style-name="Table2.1"><table:table-cell table:style-name="Table2.A2" office:value-type="string"><text:p text:style-name="P23">Gaelic</text:p></table:table-cell><table:table-cell table:style-name="Table2.A2" office:value-type="string"><text:p text:style-name="P23">0.455</text:p></table:table-cell><table:table-cell table:style-name="Table2.A2" office:value-type="string"><text:p text:style-name="P23">Ukrainian</text:p></table:table-cell><table:table-cell table:style-name="Table2.D2" office:value-type="string"><text:p text:style-name="P23">0.804</text:p></table:table-cell></table:table-row><table:table-row table:style-name="Table2.1"><table:table-cell table:style-name="Table2.A2" office:value-type="string"><text:p text:style-name="P23">German</text:p></table:table-cell><table:table-cell table:style-name="Table2.A2" office:value-type="string"><text:p text:style-name="P23">0.618</text:p></table:table-cell><table:table-cell table:style-name="Table2.A2" office:value-type="string"><text:p text:style-name="P23">Vietnamese</text:p></table:table-cell><table:table-cell table:style-name="Table2.D2" office:value-type="string"><text:p text:style-name="P23">0.933</text:p></table:table-cell></table:table-row><table:table-row table:style-name="Table2.1"><table:table-cell table:style-name="Table2.A2" office:value-type="string"><text:p text:style-name="P23">Greek</text:p></table:table-cell><table:table-cell table:style-name="Table2.A2" office:value-type="string"><text:p text:style-name="P23">0.924</text:p></table:table-cell><table:table-cell table:style-name="Table2.A2" office:value-type="string"><text:p text:style-name="P23">Welsh</text:p></table:table-cell><table:table-cell table:style-name="Table2.D2" office:value-type="string"><text:p text:style-name="P23">0.196</text:p></table:table-cell></table:table-row><table:table-row table:style-name="Table2.1"><table:table-cell table:style-name="Table2.A2" office:value-type="string"><text:p text:style-name="P23">Italian</text:p></table:table-cell><table:table-cell table:style-name="Table2.A2" office:value-type="string"><text:p text:style-name="P23">0.551</text:p></table:table-cell><table:table-cell table:style-name="Table2.A2" office:value-type="string"><text:p text:style-name="P23">Average (not weighted)</text:p></table:table-cell><table:table-cell table:style-name="Table2.D2" office:value-type="string"><text:p text:style-name="P23">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text:soft-page-break/>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text:span text:style-name="T21">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1">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5"><text:tab/>Arabic, </text:span><text:span text:style-name="T9">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9"><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10">misclassifications</text:span><text:span text:style-name="T9">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1">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6">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7">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8">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8">The problems presented by language barriers are widespread and varied. As has been shown, however, the ability to close these gaps is not far away. While the strategies used here provide good methods for detecting languages, and future efforts could <text:span text:style-name="T27">achieve</text:span> even better results, the problem of language detection won't have been completely solved until it is possible to add languages in new alphabets to the data set without having to manually adjust the features that are required to effectively learn it.</text:p>
      <text:p text:style-name="P27"><text:tab/>Once languages can be reliably auto-detected, the first step in autom<text:span text:style-name="T27">ated </text:span>machine translation will have been achieved. Further areas for investigation are auto-detecting the language of an audio sample and speech recognition, which would allow spoken communication to be auto-translated correctly. The barriers to world communication are coming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4484ba"/>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13:20:00.953556909</dc:date>
    <meta:print-date>2004-07-01T13:51:00</meta:print-date>
    <meta:editing-cycles>53</meta:editing-cycles>
    <meta:editing-duration>PT4H51M16S</meta:editing-duration>
    <meta:generator>LibreOffice/4.2.7.2$Linux_X86_64 LibreOffice_project/420m0$Build-2</meta:generator>
    <dc:creator>Colin Thompon</dc:creator>
    <meta:document-statistic meta:table-count="2" meta:image-count="0" meta:object-count="0" meta:page-count="5" meta:paragraph-count="197" meta:word-count="4455" meta:character-count="26354" meta:non-whitespace-character-count="20545"/>
  </office:meta>
</office:document-meta>
</file>